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 FROM WICKED TONGUES (120:1-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VE ME FROM WICKED TONGUES (120:1-4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salmist's petition (1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salmist's prediction (120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VE ME FROM WICKED TONGUES (120:1-4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AVE ME FROM WARRING HEARTS (120:5-7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AVE ME FROM WARRING HEARTS (120:5-7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persecutors' identity (120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persecutors' iniquity (120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SAVE ME FROM WICKED TONGUES (120:1-4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SAVE ME FROM WARRING HEARTS (120:5-7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0 </dc:title>
    <meta:initial-creator>David STRICKLAND</meta:initial-creator>
    <dc:creator>David STRICKLAND</dc:creator>
    <meta:creation-date>2020-02-22T17:39:41Z</meta:creation-date>
    <dc:date>2020-02-22T17:39:41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